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Helvetica, Arial, sans-serif"/>
    <style:font-face style:name="Proxima Nova" svg:font-family="'Proxima Nova', Aria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6" style:family="paragraph" style:parent-style-name="Standard">
      <style:text-properties officeooo:rsid="000303bc" officeooo:paragraph-rsid="000303bc"/>
    </style:style>
    <style:style style:name="P7" style:family="paragraph" style:parent-style-name="Standard">
      <style:text-properties officeooo:rsid="000303bc" officeooo:paragraph-rsid="0004c77e"/>
    </style:style>
    <style:style style:name="P8" style:family="paragraph" style:parent-style-name="Standard">
      <style:text-properties officeooo:rsid="0005b464" officeooo:paragraph-rsid="0005b464"/>
    </style:style>
    <style:style style:name="P9" style:family="paragraph" style:parent-style-name="Standard">
      <style:paragraph-properties fo:margin-left="0in" fo:margin-right="0in" fo:orphans="2" fo:widows="2" fo:text-indent="0in" style:auto-text-indent="false"/>
      <style:text-properties fo:font-variant="normal" fo:text-transform="none" fo:color="#000000" style:font-name="Helvetica Neue" fo:font-size="8pt" fo:letter-spacing="normal" fo:font-style="normal" fo:font-weight="normal"/>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style:font-name="Helvetica Neue" fo:font-size="8pt" fo:letter-spacing="normal" fo:font-style="normal" fo:font-weight="normal" officeooo:paragraph-rsid="0002fccb"/>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 fo:font-size="7pt" fo:letter-spacing="normal" fo:font-style="normal" fo:font-weight="normal"/>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228" style:font-name="Proxima Nova" fo:font-size="7pt" fo:letter-spacing="normal" fo:font-style="normal" fo:font-weight="normal"/>
    </style:style>
    <style:style style:name="T1" style:family="text">
      <style:text-properties fo:font-style="normal" fo:font-weight="normal"/>
    </style:style>
    <style:style style:name="T2" style:family="text">
      <style:text-properties officeooo:rsid="00039e71"/>
    </style:style>
    <style:style style:name="T3" style:family="text">
      <style:text-properties officeooo:rsid="00044226"/>
    </style:style>
    <style:style style:name="T4" style:family="text">
      <style:text-properties officeooo:rsid="0004c7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t;template&gt;</text:p>
      <text:p text:style-name="P2"><text:s text:c="2"/><text:span text:style-name="T1">&lt;div class="shopping-list"&gt;</text:span></text:p>
      <text:p text:style-name="P2"><text:s text:c="4"/><text:span text:style-name="T1">&lt;ul&gt;</text:span></text:p>
      <text:p text:style-name="P2"><text:s text:c="2"/><text:span text:style-name="T1">&lt;li v-for="item in items" v-bind:key="item.message" :class="{'completed' : item.completed}"&gt;</text:span></text:p>
      <text:p text:style-name="P2"><text:s text:c="4"/><text:span text:style-name="T1">{{ item.message }} </text:span></text:p>
      <text:p text:style-name="P2"><text:s text:c="2"/><text:span text:style-name="T1">&lt;/li&gt;</text:span></text:p>
      <text:p text:style-name="P1">&lt;/ul&gt;</text:p>
      <text:p text:style-name="P2"><text:s text:c="2"/><text:span text:style-name="T1">&lt;/div&gt;</text:span></text:p>
      <text:p text:style-name="P1">&lt;/template&gt;</text:p>
      <text:p text:style-name="P3"/>
      <text:p text:style-name="P1">&lt;script&gt;</text:p>
      <text:p text:style-name="P3"/>
      <text:p text:style-name="P1">export default {</text:p>
      <text:p text:style-name="P1">name: "shopping-list",</text:p>
      <text:p text:style-name="P2"><text:s text:c="2"/><text:span text:style-name="T1">data(){</text:span></text:p>
      <text:p text:style-name="P2"><text:s text:c="8"/><text:span text:style-name="T1">return {</text:span></text:p>
      <text:p text:style-name="P2"><text:s text:c="10"/><text:span text:style-name="T1">items: [</text:span></text:p>
      <text:p text:style-name="P2"><text:s text:c="6"/><text:span text:style-name="T1">{message: 'Doritos', completed: true },</text:span></text:p>
      <text:p text:style-name="P2"><text:s text:c="6"/><text:span text:style-name="T1">{message: 'Fritos', completed: false },</text:span></text:p>
      <text:p text:style-name="P2"><text:s text:c="7"/><text:span text:style-name="T1">{message: 'Pocky', completed: true },</text:span></text:p>
      <text:p text:style-name="P2"><text:s text:c="6"/><text:span text:style-name="T1">{message: 'Hi-Chew', completed: false },</text:span></text:p>
      <text:p text:style-name="P2"><text:s text:c="7"/><text:span text:style-name="T1">{message: 'Shinyu Black Label Ramen', completed: false },</text:span></text:p>
      <text:p text:style-name="P2"><text:s text:c="6"/><text:span text:style-name="T1">{message: 'Sweet Tarts', completed: true }</text:span></text:p>
      <text:p text:style-name="P2"><text:s text:c="4"/><text:span text:style-name="T1">]</text:span></text:p>
      <text:p text:style-name="P2"><text:s text:c="8"/><text:span text:style-name="T1">}</text:span></text:p>
      <text:p text:style-name="P2"><text:s text:c="8"/><text:span text:style-name="T1">}</text:span></text:p>
      <text:p text:style-name="P1">}</text:p>
      <text:p text:style-name="P3"/>
      <text:p text:style-name="P1">&lt;/script&gt;</text:p>
      <text:p text:style-name="P3"/>
      <text:p text:style-name="P1">&lt;style&gt;</text:p>
      <text:p text:style-name="P3"/>
      <text:p text:style-name="P1">.shopping-list {</text:p>
      <text:p text:style-name="P2"><text:s text:c="4"/><text:span text:style-name="T1">width:450px;</text:span></text:p>
      <text:p text:style-name="P2"><text:s text:c="4"/><text:span text:style-name="T1">background: #fff;</text:span></text:p>
      <text:p text:style-name="P2"><text:s text:c="4"/><text:span text:style-name="T1">margin: 50px auto;</text:span></text:p>
      <text:p text:style-name="P2"><text:s text:c="4"/><text:span text:style-name="T1">font-family: 'Roboto Condensed', sans-serif;</text:span></text:p>
      <text:p text:style-name="P2"><text:s text:c="4"/><text:span text:style-name="T1">border-radius: 10px;</text:span></text:p>
      <text:p text:style-name="P1">}</text:p>
      <text:p text:style-name="P1">h1 {</text:p>
      <text:p text:style-name="P2"><text:s text:c="4"/><text:span text:style-name="T1">background:#f2f2f2;</text:span></text:p>
      <text:p text:style-name="P2"><text:s text:c="4"/><text:span text:style-name="T1">color:#5c8578;</text:span></text:p>
      <text:p text:style-name="P2"><text:s text:c="4"/><text:span text:style-name="T1">padding:10px;</text:span></text:p>
      <text:p text:style-name="P2"><text:s text:c="4"/><text:span text:style-name="T1">font-size:24px;</text:span></text:p>
      <text:p text:style-name="P2"><text:s text:c="4"/><text:span text:style-name="T1">text-transform: uppercase;</text:span></text:p>
      <text:p text:style-name="P2"><text:s text:c="4"/><text:span text:style-name="T1">text-align: center;</text:span></text:p>
      <text:p text:style-name="P2"><text:s text:c="4"/><text:span text:style-name="T1">margin-bottom: 0px;</text:span></text:p>
      <text:p text:style-name="P2"><text:s text:c="4"/><text:span text:style-name="T1">border-top-left-radius: 10px;</text:span></text:p>
      <text:p text:style-name="P2"><text:s text:c="4"/><text:span text:style-name="T1">border-top-right-radius: 10px;</text:span></text:p>
      <text:p text:style-name="P1">}</text:p>
      <text:p text:style-name="P1">ul {</text:p>
      <text:p text:style-name="P2"><text:s text:c="4"/><text:span text:style-name="T1">list-style-type: none;</text:span></text:p>
      <text:p text:style-name="P2"><text:s text:c="4"/><text:span text:style-name="T1">margin:0px;</text:span></text:p>
      <text:p text:style-name="P2"><text:s text:c="4"/><text:span text:style-name="T1">padding:0px;</text:span></text:p>
      <text:p text:style-name="P1">}</text:p>
      <text:p text:style-name="P1">li {</text:p>
      <text:p text:style-name="P2"><text:s text:c="4"/><text:span text:style-name="T1">font-size: 24px;</text:span></text:p>
      <text:p text:style-name="P2"><text:s text:c="4"/><text:span text:style-name="T1">border-bottom:1px solid #f2f2f2;</text:span></text:p>
      <text:p text:style-name="P2"><text:soft-page-break/><text:s text:c="4"/><text:span text:style-name="T1">padding:10px 20px;</text:span></text:p>
      <text:p text:style-name="P1">}</text:p>
      <text:p text:style-name="P1">li:last-child{</text:p>
      <text:p text:style-name="P2"><text:s text:c="4"/><text:span text:style-name="T1">border:0px;</text:span></text:p>
      <text:p text:style-name="P1">}</text:p>
      <text:p text:style-name="P1">li.completed {</text:p>
      <text:p text:style-name="P2"><text:s text:c="4"/><text:span text:style-name="T1">text-decoration: line-through;</text:span></text:p>
      <text:p text:style-name="P2"><text:s text:c="4"/><text:span text:style-name="T1">color:darkgrey;</text:span></text:p>
      <text:p text:style-name="P1">}</text:p>
      <text:p text:style-name="P3"/>
      <text:p text:style-name="P1">i.far.fa-check-circle { </text:p>
      <text:p text:style-name="P2"><text:s text:c="4"/><text:span text:style-name="T1">float:right;</text:span></text:p>
      <text:p text:style-name="P2"><text:s text:c="4"/><text:span text:style-name="T1">color: darkgray;</text:span></text:p>
      <text:p text:style-name="P1">}</text:p>
      <text:p text:style-name="P3"/>
      <text:p text:style-name="P1">i.far.fa-check-circle.completed {</text:p>
      <text:p text:style-name="P2"><text:s text:c="4"/><text:span text:style-name="T1">color:green;</text:span></text:p>
      <text:p text:style-name="P1">}</text:p>
      <text:p text:style-name="P3"/>
      <text:p text:style-name="P1">input[type="checkbox"] {</text:p>
      <text:p text:style-name="P2"><text:s text:c="4"/><text:span text:style-name="T1">font-size:40px;</text:span></text:p>
      <text:p text:style-name="P2"><text:s text:c="4"/><text:span text:style-name="T1">vertical-align: middle;</text:span></text:p>
      <text:p text:style-name="P2"><text:s text:c="4"/><text:span text:style-name="T1">margin-top:0px;</text:span></text:p>
      <text:p text:style-name="P1">}</text:p>
      <text:p text:style-name="P3"/>
      <text:p text:style-name="P5">&lt;/style&gt;</text:p>
      <text:p text:style-name="P10"/>
      <text:p text:style-name="P10"/>
      <text:p text:style-name="P10"/>
      <text:p text:style-name="P10">Dear Paul, </text:p>
      <text:p text:style-name="P9"/>
      <text:p text:style-name="P9">Thank you for the interview today. I really enjoyed the whole experience at BNY Mellon this morning. You did a good job interviewing me today by asking good questions good conceptual questions. There were several times in the inter</text:p>
      <text:p text:style-name="P11">I feel that I can learn a lot from both of you as well as several others that I had the pleasure of talking tech with on the team throughout the morning. PNC seemed to be a forward thinking company, and one that wants to do all that can to help developers learn and grow. Continuing to learn and grow after Tech Elevator is something that is important to me. I would be very excited to work closely with smart people such as yourselves on a daily basis should the opportunity present itself. </text:p>
      <text:p text:style-name="P11"/>
      <text:p text:style-name="P12">Sincerely, </text:p>
      <text:p text:style-name="P12">Brian Jones</text:p>
      <text:p text:style-name="Standard"/>
      <text:p text:style-name="Standard"/>
      <text:p text:style-name="Standard"/>
      <text:p text:style-name="P6">Dea<text:span text:style-name="T3">r</text:span> <text:span text:style-name="T3">P</text:span>aul, </text:p>
      <text:p text:style-name="P6"/>
      <text:p text:style-name="P7">Thank you for interviewing me today. I thought that you did a <text:span text:style-name="T3">nice</text:span> job of asking some good conceptual questions during the interview. <text:span text:style-name="T4">One thing that really stood out to me during the interview was the way that you logical and clearly explained concepts. One particular concept was when you went into greater detail about handle errors on API’s. I felt that the way that you explained this was easy for me to follow and understand. As I am getting ready to to move on from Tech Elevator in a few weeks. I am looking to join a team that I can learn a lot on, and continue to grow as a developer. You seem to be very smart, <text:s/>and the way that you explained things was easy for me to follow and understand. I would be very excited to work closely with you as I begin my software career should the opportunity present itself. </text:span></text:p>
      <text:p text:style-name="P7"/>
      <text:p text:style-name="P8">Sincerely, </text:p>
      <text:p text:style-name="P8">Brian Jones</text:p>
      <text:p text:style-name="P7"/>
      <text:p text:style-name="P7"/>
      <text:p text:style-name="P7"><text:soft-page-break/>As I am coming to an end of the Tech Elevator program in <text:span text:style-name="T2">two</text:span> weeks, one thing that I am looking for is a company that I can continue to learn a lot at, and be around smart people that I can learn a lot from. One thing during the interview that really stood out to me about you was that there were several times during the interview <text:s/>that you took the time to elaborate deeper on a concept. About how something worked, or the way that you handled API errors. I thought that when you explained these concepts <text:span text:style-name="T2">in a way that I found to be logical, clear, and easy to follow. You seem to be really smart, and someone that I could learn a lot from if I got the chance to work with you. I would be very excited to work on a team with you on a daily basis should the opportunity present itsel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Helvetica, Arial, sans-serif"/>
    <style:font-face style:name="Proxima Nova" svg:font-family="'Proxima Nova', Aria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8:07:49.895000000</meta:creation-date>
    <dc:date>2019-04-08T22:18:43.712000000</dc:date>
    <meta:editing-duration>PT15M46S</meta:editing-duration>
    <meta:editing-cycles>4</meta:editing-cycles>
    <meta:generator>LibreOffice/6.2.0.3$Windows_x86 LibreOffice_project/98c6a8a1c6c7b144ce3cc729e34964b47ce25d62</meta:generator>
    <meta:document-statistic meta:table-count="0" meta:image-count="0" meta:object-count="0" meta:page-count="3" meta:paragraph-count="85" meta:word-count="601" meta:character-count="3837" meta:non-whitespace-character-count="3100"/>
  </office:meta>
</office:document-meta>
</file>